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text-underline-style="solid" style:text-underline-width="auto" style:text-underline-color="font-color"/>
    </style:style>
    <style:style style:name="P2" style:family="paragraph" style:parent-style-name="Standard">
      <style:paragraph-properties fo:text-align="start" style:justify-single-word="false"/>
      <style:text-properties style:font-name="Arial"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ttle Report Sequence Diagram</text:p>
      <text:p text:style-name="P1"/>
      <text:p text:style-name="P2">This diagram is used to show the dynamic interaction between the different objects included in creating a battle report. The Home participant refers to the Home page of the website. The diagram assumes that the user has already logged in and reached the home page. The Request Page participant refers to the Request page which is linked from the Home page. The Request page contains battle requests, friend requests, trade requests and breeding requests. For this diagram we are only interested in the battle requests. The user can return to the Home page from the Request page. The Battle Participant represents battle taking place. The battle will not be shown but will be calculated using each monster's characteristics and a random value. The Battle Report participant represents the Battle Report page. This will contain various statistics, such as prize money, injurie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it Farmer</meta:initial-creator>
    <meta:creation-date>2012-10-25T09:16:02.26</meta:creation-date>
    <meta:document-statistic meta:table-count="0" meta:image-count="0" meta:object-count="0" meta:page-count="1" meta:paragraph-count="2" meta:word-count="146" meta:character-count="910"/>
    <dc:date>2012-10-25T09:59:31.40</dc:date>
    <dc:creator>Kit Farmer</dc:creator>
    <meta:editing-duration>PT12M31S</meta:editing-duration>
    <meta:editing-cycles>1</meta:editing-cycles>
    <meta:generator>OpenOffice.org/3.3$Win32 OpenOffice.org_project/330m20$Build-9567</meta:generator>
  </office:meta>
</office:document-meta>
</file>